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'Droid Sans Mono', monospace, monospace"/>
    <style:font-face style:name="Cascadia Mono" svg:font-family="'Cascadi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" svg:font-family="'Source Code Pro'" style:font-pitch="fixed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style:font-name="P052" officeooo:paragraph-rsid="001ba371"/>
    </style:style>
    <style:style style:name="P3" style:family="paragraph" style:parent-style-name="Standard">
      <style:text-properties style:font-name="Source Code Pro Medium" fo:font-size="10pt" style:font-size-asian="10pt" style:font-size-complex="10pt"/>
    </style:style>
    <style:style style:name="P4" style:family="paragraph" style:parent-style-name="Standard">
      <style:text-properties style:font-name="Source Code Pro Medium" fo:font-size="10pt" officeooo:rsid="001acb99" officeooo:paragraph-rsid="001acb99" style:font-size-asian="10pt" style:font-size-complex="10pt"/>
    </style:style>
    <style:style style:name="P5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6" style:family="paragraph" style:parent-style-name="Standard">
      <style:text-properties style:font-name="Source Code Pro Medium" fo:font-size="10pt" officeooo:rsid="001ba371" officeooo:paragraph-rsid="001ba371" style:font-size-asian="10pt" style:font-size-complex="10pt"/>
    </style:style>
    <style:style style:name="P7" style:family="paragraph" style:parent-style-name="Standard">
      <style:text-properties style:font-name="Source Code Pro Medium" fo:font-size="10pt" officeooo:paragraph-rsid="001ba371" style:font-size-asian="10pt" style:font-size-complex="10pt"/>
    </style:style>
    <style:style style:name="P8" style:family="paragraph" style:parent-style-name="Text_20_body">
      <style:text-properties officeooo:paragraph-rsid="001ba371"/>
    </style:style>
    <style:style style:name="P9" style:family="paragraph" style:parent-style-name="Standard">
      <style:text-properties officeooo:paragraph-rsid="001ba371"/>
    </style:style>
    <style:style style:name="P10" style:family="paragraph" style:parent-style-name="Heading_20_1">
      <style:text-properties style:font-name="P052" officeooo:rsid="001acb99" officeooo:paragraph-rsid="001acb99"/>
    </style:style>
    <style:style style:name="P11" style:family="paragraph" style:parent-style-name="Heading_20_2">
      <style:text-properties style:font-name="P052" officeooo:paragraph-rsid="001ba371"/>
    </style:style>
    <style:style style:name="P12" style:family="paragraph" style:parent-style-name="Heading_20_2">
      <style:text-properties officeooo:paragraph-rsid="001d34ca"/>
    </style:style>
    <style:style style:name="P13" style:family="paragraph" style:parent-style-name="Preformatted_20_Text">
      <style:text-properties officeooo:paragraph-rsid="001d34ca"/>
    </style:style>
    <style:style style:name="P14" style:family="paragraph" style:parent-style-name="Preformatted_20_Text">
      <style:text-properties style:font-name="Source Code Pro Medium" officeooo:paragraph-rsid="001d34ca"/>
    </style:style>
    <style:style style:name="P15" style:family="paragraph" style:parent-style-name="Preformatted_20_Text">
      <style:text-properties style:font-name="Source Code Pro Medium"/>
    </style:style>
    <style:style style:name="P16" style:family="paragraph" style:parent-style-name="Preformatted_20_Text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P17" style:family="paragraph" style:parent-style-name="Preformatted_20_Text">
      <style:paragraph-properties fo:margin-top="0in" fo:margin-bottom="0.1965in" style:contextual-spacing="false"/>
      <style:text-properties style:font-name="Source Code Pro Medium" fo:font-size="10pt" style:font-size-asian="10pt" style:font-size-complex="10pt"/>
    </style:style>
    <style:style style:name="P18" style:family="paragraph" style:parent-style-name="Standard">
      <style:text-properties style:font-name="P052"/>
    </style:style>
    <style:style style:name="P19" style:family="paragraph" style:parent-style-name="Text_20_body">
      <style:text-properties officeooo:paragraph-rsid="001d34ca"/>
    </style:style>
    <style:style style:name="T1" style:family="text">
      <style:text-properties officeooo:rsid="001ba371"/>
    </style:style>
    <style:style style:name="T2" style:family="text">
      <style:text-properties officeooo:rsid="001d34ca"/>
    </style:style>
    <style:style style:name="T3" style:family="text">
      <style:text-properties style:font-name="P052"/>
    </style:style>
    <style:style style:name="T4" style:family="text">
      <style:text-properties style:font-name="P052" officeooo:rsid="001d34ca"/>
    </style:style>
    <style:style style:name="T5" style:family="text">
      <style:text-properties style:font-name="P052"/>
    </style:style>
    <style:style style:name="T6" style:family="text">
      <style:text-properties style:font-name="Source Code Pro Medium"/>
    </style:style>
    <style:style style:name="T7" style:family="text">
      <style:text-properties style:font-name="Source Code Pro Medium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ssignment - <text:span text:style-name="T2">4</text:span></text:h>
      <text:p text:style-name="P1"/>
      <text:p text:style-name="P1">1. <text:span text:style-name="T2">Write a program to implement the Job sequencing program</text:span></text:p>
      <text:p text:style-name="P1"><text:s text:c="4"/>jobs = 5</text:p>
      <text:p text:style-name="P1"><text:s text:c="4"/>deadline = {2, 1, 3, 2, 1}</text:p>
      <text:p text:style-name="Standard"><text:span text:style-name="T3"><text:s text:c="4"/>profit = {60, 100, 20, 40, 20}</text:span></text:p>
      <text:p text:style-name="Standard"/>
      <text:h text:style-name="P12" text:outline-level="2"><text:span text:style-name="T4">Algorithm</text:span><text:span text:style-name="T3">:</text:span></text:h>
      <text:p text:style-name="P19"/>
      <text:p text:style-name="P15">1. Begin</text:p>
      <text:p text:style-name="P15">2. Sort all the jobs based on profit Pi so</text:p>
      <text:p text:style-name="P15">3. P1 &gt; P2 &gt; P3 ... &gt;= Pn</text:p>
      <text:p text:style-name="P15">4. d = maximum deadline of job in A</text:p>
      <text:p text:style-name="P15">5. Create array S[1,...,d]</text:p>
      <text:p text:style-name="P15">6. For i=1 to n do</text:p>
      <text:p text:style-name="P15">7. Find the largest job x</text:p>
      <text:p text:style-name="P15">8. For j=i to 1</text:p>
      <text:p text:style-name="P15"><text:s text:c="4"/>9. If ((S[j] = 0) and (x deadline&lt;= d))</text:p>
      <text:p text:style-name="P15"><text:s text:c="4"/>10. Then </text:p>
      <text:p text:style-name="P15"><text:s text:c="8"/>11. S[x] = i;</text:p>
      <text:p text:style-name="P15"><text:s text:c="8"/>12. Break;</text:p>
      <text:p text:style-name="P15"><text:s text:c="4"/>13. End if</text:p>
      <text:p text:style-name="P15">14. End for</text:p>
      <text:p text:style-name="P15">15. End for</text:p>
      <text:p text:style-name="Preformatted_20_Text"><text:span text:style-name="T6">16. End</text:span></text:p>
      <text:p text:style-name="Preformatted_20_Text"/>
      <text:h text:style-name="P12" text:outline-level="2"><text:span text:style-name="T3">Program:</text:span></text:h>
      <text:p text:style-name="P14"/>
      <text:p text:style-name="P14">#include &lt;stdio.h&gt;</text:p>
      <text:p text:style-name="P14">#include &lt;stdbool.h&gt;</text:p>
      <text:p text:style-name="P14">#include &lt;stdlib.h&gt;</text:p>
      <text:p text:style-name="P14"/>
      <text:p text:style-name="P14">typedef struct Job {</text:p>
      <text:p text:style-name="P14"><text:tab/>char id; </text:p>
      <text:p text:style-name="P14"><text:tab/>int dead; </text:p>
      <text:p text:style-name="P14"><text:tab/>int profit; </text:p>
      <text:p text:style-name="P14">} Job;</text:p>
      <text:p text:style-name="P14"/>
      <text:p text:style-name="P14">int compare(const void* a, const void* b) {</text:p>
      <text:p text:style-name="P14"><text:tab/>Job* temp1 = (Job*)a;</text:p>
      <text:p text:style-name="P14"><text:tab/>Job* temp2 = (Job*)b;</text:p>
      <text:p text:style-name="P14"><text:tab/>return (temp2-&gt;profit - temp1-&gt;profit);</text:p>
      <text:p text:style-name="P14">}</text:p>
      <text:p text:style-name="P14"/>
      <text:p text:style-name="P14">int min(int num1, int num2) {</text:p>
      <text:p text:style-name="P14"><text:tab/>return (num1 &gt; num2) ? num2 : num1;</text:p>
      <text:p text:style-name="P14"><text:soft-page-break/>}</text:p>
      <text:p text:style-name="P14"/>
      <text:p text:style-name="P14">void printJobScheduling(Job arr[], int n) {</text:p>
      <text:p text:style-name="P14"><text:tab/>qsort(arr, n, sizeof(Job), compare);</text:p>
      <text:p text:style-name="P14"/>
      <text:p text:style-name="P14"><text:tab/>int result[n];</text:p>
      <text:p text:style-name="P14"><text:tab/>bool slot[n];</text:p>
      <text:p text:style-name="P14"/>
      <text:p text:style-name="P14"><text:tab/>for (int i = 0; i &lt; n; i++)</text:p>
      <text:p text:style-name="P14"><text:tab/><text:tab/>slot[i] = false;</text:p>
      <text:p text:style-name="P14"/>
      <text:p text:style-name="P14"><text:tab/>for (int i = 0; i &lt; n; i++) {</text:p>
      <text:p text:style-name="P14"><text:tab/></text:p>
      <text:p text:style-name="P14"><text:tab/><text:tab/>for (int j = min(n, arr[i].dead) - 1; j &gt;= 0; j--) {</text:p>
      <text:p text:style-name="P14"><text:tab/><text:tab/></text:p>
      <text:p text:style-name="P14"><text:tab/><text:tab/><text:tab/>if (slot[j] == false) {</text:p>
      <text:p text:style-name="P14"><text:tab/><text:tab/><text:tab/><text:tab/>result[j] = i;</text:p>
      <text:p text:style-name="P14"><text:tab/><text:tab/><text:tab/><text:tab/>slot[j] = true;</text:p>
      <text:p text:style-name="P14"><text:tab/><text:tab/><text:tab/><text:tab/>break;</text:p>
      <text:p text:style-name="P14"><text:tab/><text:tab/><text:tab/>}</text:p>
      <text:p text:style-name="P14"><text:tab/><text:tab/>}</text:p>
      <text:p text:style-name="P14"><text:tab/>}</text:p>
      <text:p text:style-name="P14"/>
      <text:p text:style-name="P14"><text:tab/>for (int i = 0; i &lt; n; i++)</text:p>
      <text:p text:style-name="P14"><text:tab/><text:tab/>if (slot[i])</text:p>
      <text:p text:style-name="P14"><text:tab/><text:tab/><text:tab/>printf("%c ", arr[result[i]].id);</text:p>
      <text:p text:style-name="P14">}</text:p>
      <text:p text:style-name="P14"/>
      <text:p text:style-name="P14">int main() {</text:p>
      <text:p text:style-name="P14"><text:tab/>Job arr[] = { </text:p>
      <text:p text:style-name="P14"><text:tab/><text:tab/> <text:s text:c="11"/>{ 'a', 2, 060 },</text:p>
      <text:p text:style-name="P14"><text:s text:c="4"/><text:tab/><text:tab/><text:tab/><text:tab/>{ 'b', 1, 100 },</text:p>
      <text:p text:style-name="P14"><text:s text:c="4"/><text:tab/><text:tab/><text:tab/><text:tab/>{ 'c', 3, 020 },</text:p>
      <text:p text:style-name="P14"><text:s text:c="4"/><text:tab/><text:tab/><text:tab/><text:tab/>{ 'd', 2, 040 },</text:p>
      <text:p text:style-name="P14"><text:s text:c="4"/><text:tab/><text:tab/><text:tab/><text:tab/>{ 'e', 1, 020 } </text:p>
      <text:p text:style-name="P14"><text:tab/> <text:s text:c="11"/>};</text:p>
      <text:p text:style-name="P14"><text:tab/>int n = sizeof(arr) / sizeof(arr[0]);</text:p>
      <text:p text:style-name="P14"><text:tab/>printf("Following is maximum profit sequence of jobs \n");</text:p>
      <text:p text:style-name="P14"/>
      <text:p text:style-name="P14"><text:tab/>printJobScheduling(arr, n);</text:p>
      <text:p text:style-name="P14"><text:tab/>return 0;</text:p>
      <text:p text:style-name="P13"><text:span text:style-name="T6">}</text:span> </text:p>
      <text:p text:style-name="P13"/>
      <text:h text:style-name="P12" text:outline-level="2"><text:span text:style-name="T3">Output: </text:span></text:h>
      <text:p text:style-name="P19"/>
      <text:p text:style-name="P15">Following is maximum profit sequence of jobs </text:p>
      <text:p text:style-name="P15">b a <text:span text:style-name="T2">c – 180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'Droid Sans Mono', monospace, monospace"/>
    <style:font-face style:name="Cascadia Mono" svg:font-family="'Cascadi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" svg:font-family="'Source Code Pro'" style:font-pitch="fixed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1:51:26.815198133</meta:creation-date>
    <meta:editing-duration>PT16M4S</meta:editing-duration>
    <meta:editing-cycles>2</meta:editing-cycles>
    <meta:generator>LibreOffice/7.4.6.2$Linux_X86_64 LibreOffice_project/40$Build-2</meta:generator>
    <dc:title>daa_assignment</dc:title>
    <dc:date>2023-04-04T22:07:29.718249562</dc:date>
    <meta:document-statistic meta:table-count="0" meta:image-count="0" meta:object-count="0" meta:page-count="2" meta:paragraph-count="76" meta:word-count="309" meta:character-count="1582" meta:non-whitespace-character-count="1187"/>
    <meta:template xlink:type="simple" xlink:actuate="onRequest" xlink:title="daa_assignment" xlink:href="../../../Templates/daa_assignment.ott" meta:date="2023-04-04T21:51:25.892123732"/>
  </office:meta>
</office:document-meta>
</file>